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Arial, sans-serif"/>
  </office:font-face-decls>
  <office:automatic-styles>
    <style:style style:name="P1" style:family="paragraph" style:parent-style-name="Standard">
      <style:text-properties fo:font-weight="bold" officeooo:rsid="00196ded" officeooo:paragraph-rsid="00196ded" style:font-weight-asian="bold" style:font-weight-complex="bold"/>
    </style:style>
    <style:style style:name="P2" style:family="paragraph" style:parent-style-name="Standard">
      <style:paragraph-properties fo:margin-left="0in" fo:margin-right="0in" fo:margin-top="0in" fo:margin-bottom="0in" style:contextual-spacing="false" fo:orphans="2" fo:widows="2" fo:text-indent="0in" style:auto-text-indent="false"/>
    </style:style>
    <style:style style:name="P3"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fo:background-color="#f9f9f9" loext:padding="0in" loext:border="none"/>
    </style:style>
    <style:style style:name="P4"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7c819" officeooo:paragraph-rsid="00a7c819" fo:background-color="#f9f9f9" loext:padding="0in" loext:border="none"/>
    </style:style>
    <style:style style:name="P5"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fo:background-color="#f9f9f9" loext:padding="0in" loext:border="none"/>
    </style:style>
    <style:style style:name="P6"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7c819" officeooo:paragraph-rsid="00a7c819" fo:background-color="#f9f9f9" loext:padding="0in" loext:border="none"/>
    </style:style>
    <style:style style:name="P7"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d4e63" officeooo:paragraph-rsid="00ad4e63" fo:background-color="#f9f9f9" style:font-weight-asian="normal" style:font-weight-complex="normal" loext:padding="0in" loext:border="none"/>
    </style:style>
    <style:style style:name="P8"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edab1" officeooo:paragraph-rsid="00aedab1" fo:background-color="#f9f9f9" style:font-weight-asian="normal" style:font-weight-complex="normal" loext:padding="0in" loext:border="none"/>
    </style:style>
    <style:style style:name="P9"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abbf4e" officeooo:paragraph-rsid="00abbf4e" fo:background-color="#f9f9f9" style:font-weight-asian="bold" style:font-weight-complex="bold" loext:padding="0in" loext:border="none"/>
    </style:style>
    <style:style style:name="P10"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acf29b" officeooo:paragraph-rsid="00acf29b" fo:background-color="#f9f9f9" style:font-weight-asian="bold" style:font-weight-complex="bold" loext:padding="0in" loext:border="none"/>
    </style:style>
    <style:style style:name="P11"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ad4e63" officeooo:paragraph-rsid="00ad4e63" fo:background-color="#f9f9f9" style:font-weight-asian="bold" style:font-weight-complex="bold" loext:padding="0in" loext:border="none"/>
    </style:style>
    <style:style style:name="T1" style:family="text">
      <style:text-properties fo:font-variant="normal" fo:text-transform="none" fo:color="#030303" loext:opacity="100%" style:font-name="Roboto" fo:font-size="10.5pt" fo:letter-spacing="normal" fo:font-style="normal" fo:font-weight="normal" fo:background-color="#f9f9f9" loext:char-shading-value="0" loext:padding="0in" loext:border="none"/>
    </style:style>
    <style:style style:name="T2" style:family="text">
      <style:text-properties fo:font-variant="normal" fo:text-transform="none" fo:color="#030303" loext:opacity="100%" fo:letter-spacing="normal" fo:background-color="#f9f9f9" loext:char-shading-value="0" loext:padding="0in" loext:border="none"/>
    </style:style>
    <style:style style:name="T3" style:family="text">
      <style:text-properties fo:font-variant="normal" fo:text-transform="none" style:font-name="Roboto" fo:font-size="10.5pt" fo:letter-spacing="normal" fo:font-style="normal" style:text-underline-style="solid" style:text-underline-width="auto" style:text-underline-color="font-color" fo:font-weight="normal"/>
    </style:style>
    <style:style style:name="T4" style:family="text">
      <style:text-properties officeooo:rsid="0024db6e"/>
    </style:style>
    <style:style style:name="T5" style:family="text">
      <style:text-properties officeooo:rsid="00263424"/>
    </style:style>
    <style:style style:name="T6" style:family="text">
      <style:text-properties officeooo:rsid="00280aef"/>
    </style:style>
    <style:style style:name="T7" style:family="text">
      <style:text-properties officeooo:rsid="002b8b13"/>
    </style:style>
    <style:style style:name="T8" style:family="text">
      <style:text-properties officeooo:rsid="00311ad4"/>
    </style:style>
    <style:style style:name="T9" style:family="text">
      <style:text-properties officeooo:rsid="00329d31"/>
    </style:style>
    <style:style style:name="T10" style:family="text">
      <style:text-properties officeooo:rsid="00369cb2"/>
    </style:style>
    <style:style style:name="T11" style:family="text">
      <style:text-properties officeooo:rsid="0037bf66"/>
    </style:style>
    <style:style style:name="T12" style:family="text">
      <style:text-properties officeooo:rsid="00398ccc"/>
    </style:style>
    <style:style style:name="T13" style:family="text">
      <style:text-properties officeooo:rsid="003b76ad"/>
    </style:style>
    <style:style style:name="T14" style:family="text">
      <style:text-properties officeooo:rsid="003e4ab9"/>
    </style:style>
    <style:style style:name="T15" style:family="text">
      <style:text-properties officeooo:rsid="00413ce0"/>
    </style:style>
    <style:style style:name="T16" style:family="text">
      <style:text-properties officeooo:rsid="0041934d"/>
    </style:style>
    <style:style style:name="T17" style:family="text">
      <style:text-properties officeooo:rsid="0041e2fb"/>
    </style:style>
    <style:style style:name="T18" style:family="text">
      <style:text-properties officeooo:rsid="004336a5"/>
    </style:style>
    <style:style style:name="T19" style:family="text">
      <style:text-properties officeooo:rsid="00442b18"/>
    </style:style>
    <style:style style:name="T20" style:family="text">
      <style:text-properties officeooo:rsid="0045e0ef"/>
    </style:style>
    <style:style style:name="T21" style:family="text">
      <style:text-properties fo:font-weight="normal" style:font-weight-asian="normal" style:font-weight-complex="normal"/>
    </style:style>
    <style:style style:name="T22" style:family="text">
      <style:text-properties fo:font-weight="normal" officeooo:rsid="00ad4e63"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view</text:p>
      <text:p text:style-name="P1"/>
      <text:p text:style-name="Standard"/>
      <text:p text:style-name="Standard"/>
      <text:p text:style-name="P2"><text:span text:style-name="T1">Below are the topics we will be discussing in the video: ​ </text:span><text:a xlink:type="simple" xlink:href="https://www.youtube.com/watch?v=4nTh3AP6knM&amp;t=0s" text:style-name="Internet_20_link" text:visited-style-name="Visited_20_Internet_20_Link"><text:span text:style-name="T3">00:00:00</text:span></text:a><text:span text:style-name="T2"> </text:span><text:span text:style-name="T1">What is design thinking </text:span><text:a xlink:type="simple" xlink:href="https://www.youtube.com/watch?v=4nTh3AP6knM&amp;t=462s" text:style-name="Internet_20_link" text:visited-style-name="Visited_20_Internet_20_Link"><text:span text:style-name="T3">00:07:42</text:span></text:a><text:span text:style-name="T2"> </text:span><text:span text:style-name="T1">Dt process </text:span><text:a xlink:type="simple" xlink:href="https://www.youtube.com/watch?v=4nTh3AP6knM&amp;t=1018s" text:style-name="Internet_20_link" text:visited-style-name="Visited_20_Internet_20_Link"><text:span text:style-name="T3">00:16:58</text:span></text:a><text:span text:style-name="T2"> </text:span><text:span text:style-name="T1">DT steps </text:span><text:a xlink:type="simple" xlink:href="https://www.youtube.com/watch?v=4nTh3AP6knM&amp;t=1660s" text:style-name="Internet_20_link" text:visited-style-name="Visited_20_Internet_20_Link"><text:span text:style-name="T3">00:27:40</text:span></text:a><text:span text:style-name="T2"> </text:span><text:span text:style-name="T1">Empathy mapping </text:span><text:a xlink:type="simple" xlink:href="https://www.youtube.com/watch?v=4nTh3AP6knM&amp;t=1980s" text:style-name="Internet_20_link" text:visited-style-name="Visited_20_Internet_20_Link"><text:span text:style-name="T3">00:33:00</text:span></text:a><text:span text:style-name="T2"> </text:span><text:span text:style-name="T1">DT and agile</text:span></text:p>
      <text:p text:style-name="P3"/>
      <text:p text:style-name="P3"><text:span text:style-name="T14">D</text:span>alam <text:span text:style-name="T14">kelas</text:span> ini kita akan mempelajari segala sesuatu tentang design thinking.</text:p>
      <text:p text:style-name="P3"/>
      <text:p text:style-name="P3">kita akan memulai video ini dengan apa itu design thinking kemudian kita akan <text:span text:style-name="T15">membahas </text:span><text:span text:style-name="T16">bagaimana </text:span>proses design thinking secara detail.</text:p>
      <text:p text:style-name="P3"/>
      <text:p text:style-name="P3">selanjutnya kita akan melihat apa saja langkah-langkah <text:span text:style-name="T4">design thinking</text:span> dan apa <text:span text:style-name="T17">yang dimaksud dengan </text:span>empati <text:span text:style-name="T8">map</text:span><text:span text:style-name="T18">ping</text:span>.</text:p>
      <text:p text:style-name="P3"/>
      <text:p text:style-name="P3"><text:span text:style-name="T18">Dan </text:span>akhirnya <text:span text:style-name="T4">kita</text:span> akan menyimpulkan <text:span text:style-name="T5">pembelajaran </text:span>ini dengan menggabungkan <text:span text:style-name="T6">design thinking</text:span> dan <text:span text:style-name="T19">metode </text:span>agile .</text:p>
      <text:p text:style-name="P3"/>
      <text:p text:style-name="P3">tetapi sebelum itu, saya <text:span text:style-name="T10">ingin </text:span>memberi tahu Anda beberapa fakta <text:span text:style-name="T20">menarik </text:span>berdasarkan pertumbuhan <text:span text:style-name="T11">kebutuhan</text:span> pekerjaan di tahun 2021, linkedin menegaskan bahwa <text:span text:style-name="T12">skill</text:span> yang paling diminati adalah pengembangan web, seo, design thinking, u<text:span text:style-name="T13">i/ux designer</text:span> dan visualisasi data.</text:p>
      <text:p text:style-name="P3"/>
      <text:p text:style-name="P3"><text:span text:style-name="T9">Pada </text:span>sesi ini kita akan membahas apa itu design thinking.</text:p>
      <text:p text:style-name="P3">kasus penggunaan design thinking.</text:p>
      <text:p text:style-name="P3">mengapa design thinking itu penting.</text:p>
      <text:p text:style-name="P3"><text:span text:style-name="T7">Design thinking</text:span> <text:span text:style-name="T7">proses </text:span>dan</text:p>
      <text:p text:style-name="P3">empat pilar design thinkin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text:soft-page-break/>Apa itu design thinking dan kenapa sangat populer?</text:p>
      <text:p text:style-name="P4"/>
      <text:p text:style-name="P4">sekarang ini banyak orang dan banyak perusahaan ngomongin tentang design thinking. Sebenernya apa sih yang dimaksud dengan design thinking?</text:p>
      <text:p text:style-name="P4"/>
      <text:p text:style-name="P4">Yuk kita cari tau.</text:p>
      <text:p text:style-name="P4"/>
      <text:p text:style-name="P4">Pada tahun 2008, tim brown CEO dari consultan design dan inovasi terkemuka asal amerika serikat ideo, menuliskan sebuah artikel di harvard business review dengan judul design thinking. Dan sejak penerbitan artikel itu, design thinking jadi sangat berkembang popularitas nya diluar komunitas design sebagai pendekatan inovatif dalam memecahkan permasalahan.</text:p>
      <text:p text:style-name="P4"/>
      <text:p text:style-name="P4">Dalam dunia bisnis design thinking sudah digunakan banyak perusahaan di seluruh dunia untuk mengembangkan produk, layanan, proses kerja, dan juga model bisnis. Karena proses nya terbukti mampu menghasilkan inovasi yang disenangi oleh customer, bersifat out of the box atau terobosan dan juga menguntungkan dari sisi bisnis.</text:p>
      <text:p text:style-name="P4"/>
      <text:p text:style-name="P4">Lalu apa sebenarnya yang dimaksud dengan design thinking ini? Kalo berdasarkan terjemahannya maka, cara atau proses berpikir ala designer. Ya kan? Memang seperti apa sih seorang designer itu berpikir? </text:p>
      <text:p text:style-name="P4"/>
      <text:p text:style-name="P4">Beberapa dari kita mungkin berpikir bahwa seorang designer seseorang yang kerjaan nya adalah membuat sebuah produk jadi lebih menarik dari sisi estetika, sehingga menjadi lebih diinginkan oleh customer.</text:p>
      <text:p text:style-name="P4"/>
      <text:p text:style-name="P4">Membuat sesuatu menjadi lebih menarik memang jadi salah satu bagian dari aktivitas design, tapi bukan itu yang jadi esensi nya. Esensi dari aktivitas design adalah memikirkan cara untuk membuat apapun yang kita design bisa jadi lebih baik dalam memenuhi kebutuhan dari pengguna nya. Dan oleh karena itu proses inovasi yang menggunakan pendekatan design thinking disebut dengan human centered atau berpusat pada manusia, si pengguna tadi, karena fokus nya memang membantu manusia, si pengguna tadi untuk menyelesaikan masalah nya dan mencapai apa yang menjadi aspirasi nya.</text:p>
      <text:p text:style-name="P4"/>
      <text:p text:style-name="P4">Nah aspek human centered inilah yang membuat design thinking berbeda dengan pendekatan inovasi lain yang berpusat pada teknologi atau pesaing. </text:p>
      <text:p text:style-name="P4"/>
      <text:p text:style-name="P4">Walaupun begitu bukan berarti design thinking itu mengacuhkan teknologi atau kondisi pasar, hanya saja kepuasan customer itu ditempatkan sebagai prioritas nomer satu disitu. </text:p>
      <text:p text:style-name="P4"/>
      <text:p text:style-name="P4">Bahkan dalam artikel nya tim brown itu mendefinisikan design thinking sebagai pendekatan inovasi yang menggunakan cara berpikir dan teknik-teknik designer untuk mempertemukan yang customer butuhkan dengan apa yang memungkinkan secara teknologi dan apa yang bisa dijadikan peluang bisnis yang menguntungkan. </text:p>
      <text:p text:style-name="P4"/>
      <text:p text:style-name="P4">Nah pertanyaan anda berikutnya mungkin, seperti apa sih praktek dari design thinking itu? Nah bentuk praktek atau proses design thinking itu ternyata beragam sekali namun mereka semua selalu didasari dengan tiga hal yang menjadi prinsip nya, atau yang disingkat dengan <text:s/>3E, yaitu empathy, expansive thinking, dan experimentation. </text:p>
      <text:p text:style-name="P4"/>
      <text:p text:style-name="P4">Semua proses selalu diawali dengan empathy, yaitu mendalami perspektif, perasaan dan pengalaman customer, untuk memahami apa yang menjadi kebutuhan mereka. Kemudian pencarian solusi dilakukan dengan expansive thinking, artinya memikirkan ide sebanyak mungkin, seluas mungkin, dalam rangka menemukan solusi terbaik bagi si customer. Dan terakhir solusi dikembangkan secara iteratif melalui experimentation atau uji coba dengan melibatkan customer itu sendiri untuk memastikan bahwa solusi tersebut akhirnya benar-<text:soft-page-break/>benar terbukti mampu menjawab kebuthan mereka. Nah 3E inilah yang menjadi nyawa sekaligus kekhasan dari design thinking sebagai sebuah proses inovasi. </text:p>
      <text:p text:style-name="P3"/>
      <text:p text:style-name="P3"><text:s/></text:p>
      <text:p text:style-name="P3"/>
      <text:p text:style-name="P10">Asal usul dan perkembangan design thinking</text:p>
      <text:p text:style-name="P10"><text:span text:style-name="T21"/></text:p>
      <text:p text:style-name="P10"><text:span text:style-name="T21">design thinking sudah menjadi tren dalam dunia inovasi korporat pada saat ini. Tapi sebenarnya bagaimana sih asal mula dari design thinking itu sendiri dan bagaimana perkembangan nya dari waktu-waktu?</text:span></text:p>
      <text:p text:style-name="P10"><text:span text:style-name="T21"/></text:p>
      <text:p text:style-name="P10"><text:span text:style-name="T21">Design thinking memang menjadi sangat populer atau masuk dalam mainstream dunia bisnis itu sekitar akhir tahun 2000-an.</text:span></text:p>
      <text:p text:style-name="P10"><text:span text:style-name="T21"/></text:p>
      <text:p text:style-name="P10"><text:span text:style-name="T21">Tapi sebenarnya istilah design thinking sendiri sebagai metode pemecahan kreatif pertama kali diperkenalkan di awal dekade 1980-an.</text:span></text:p>
      <text:p text:style-name="P10"><text:span text:style-name="T21"/></text:p>
      <text:p text:style-name="P10"><text:span text:style-name="T21">Istilah design thinking berasal dari akademisi-akademisi seperti bryan lawson, nigel cross yang mengamati bagaiman desginer seperti arsitek itu memecahkan permasalahan dengan pola pikir yang berbeda dengan para scientist atau engineer yang ada pada saat itu.</text:span></text:p>
      <text:p text:style-name="P10"><text:span text:style-name="T21"/></text:p>
      <text:p text:style-name="P10"><text:span text:style-name="T21">Nah pertama mereka melihat bahwa designer itu lebih fokus pada masa depan, dan menciptakan sesuatu yang baru dibandingkan sekedar mengelaborasi solusi yang sudah ada. Nah hal kedua yang mereka amati adalah, bahwa mereka melihat bahwa designer itu mengembangkan solusi secara interaktif, dibandingkan terlalu lama membuat solusi sempurna secara linear, dimana setiap iterasi nya designer juga melibatkan masukan dari client nya.</text:span></text:p>
      <text:p text:style-name="P10"><text:span text:style-name="T21"/></text:p>
      <text:p text:style-name="P10"><text:span text:style-name="T21">Nah berdasarkan pengamatan mereka tersebut, akhirnya para akademisi di tahun 1980-an itu mulai beranggapan bahwa pola pikir para designer ini lebih cocok memecahkan permasalahan di zaman modern yang memang sifat nya lebih kompleks, lebih dinamis dan ambigu, yang sering disebut dengan wicked problems. Hal ini dikarenakan dalam memecahkan wicked problems ini kita tidak bisa bergantung pada proses pemecahan masalah yang linear atau solusi yang ada dimasa lalu, melainkan kita harus mengembangkan solusi baru berdasarkan pemahaman mendalam mengenai customer dan secara iteratif atau berulang sampai ketemu solusi yang tepat. Nah kemudian di dekadi 1990-an design thinking mulai memasuki dunia bisnis. </text:span></text:p>
      <text:p text:style-name="P10"><text:span text:style-name="T21"/></text:p>
      <text:p text:style-name="P10"><text:span text:style-name="T21">Ideal saat itu perusahaan konsultan dan dalam bidang design produk dan industri merupakan salah satu perusahaan pertama yang sukses mengadopsi design thinking untuk memecahkan wicked problems ini, dalam konteks bisnis tentu saja.</text:span></text:p>
      <text:p text:style-name="P10"><text:span text:style-name="T21"/></text:p>
      <text:p text:style-name="P10"><text:span text:style-name="T21">Yang dilakukan oleh ideal dalam menggunakan design thinking untuk membingkai ulang wicked problems menjadi masalah yang human </text:span><text:span text:style-name="T22">centric dan fokus terhadap apa yang paling penting bagi customer, sehingga mereka mampu menghasilkan produk-produk yang akhirnya sukses besar di pasar.</text:span></text:p>
      <text:p text:style-name="P10"><text:span text:style-name="T22"/></text:p>
      <text:p text:style-name="P11"><text:span text:style-name="T21">Nah akhirnya diawal dekade 2000, mulailah diterbitkan proses-proses design thinking yang dibakukan oleh berbagai civitas akademika, demikian juga praktisi.</text:span></text:p>
      <text:p text:style-name="P11"><text:span text:style-name="T21"/></text:p>
      <text:p text:style-name="P11"><text:span text:style-name="T21">Contoh nya ideal mulai mempopulerkan design thinking dengan proses 3 tahap nya yaitu, inspiration, ideating, dan implementing. </text:span></text:p>
      <text:p text:style-name="P11"><text:span text:style-name="T21"/></text:p>
      <text:p text:style-name="P11"><text:span text:style-name="T21">Selain itu standford university d.school juga menerbitkan proses dengan 5 tahapan nya yang mana sekarang ini menjadi salah satu rujukan terpopuler sampai hari ini. </text:span></text:p>
      <text:p text:style-name="P11"><text:soft-page-break/><text:span text:style-name="T21"/></text:p>
      <text:p text:style-name="P11"><text:span text:style-name="T21">Yaitu, empathize, define, ideate, prototype dan test. </text:span></text:p>
      <text:p text:style-name="P11"><text:span text:style-name="T21"/></text:p>
      <text:p text:style-name="P11"><text:span text:style-name="T21">Di dekade 2010-an design thinking mulai menjadi mainstream dan variasi-variasi baru juga terus bermunculan, seperti proses 4 tahap yang dikembangkan profesor liedtka dari university of virginia yaitu, what-is, what-if, what-wows, dan what-works.</text:span></text:p>
      <text:p text:style-name="P11"><text:span text:style-name="T21"/></text:p>
      <text:p text:style-name="P11"><text:span text:style-name="T21">Begitulah kurang lebih sejarah singkat terkait perkembangan design thinking.</text:span></text:p>
      <text:p text:style-name="P11"><text:span text:style-name="T21"/></text:p>
      <text:p text:style-name="P11"><text:span text:style-name="T21">Intinya proses design thinking selalu berevolusi untuk mengatasi wicked problems yang memang semakin hari semakin kesini menjadi semakin menantang.</text:span></text:p>
      <text:p text:style-name="P11"><text:span text:style-name="T21"/></text:p>
      <text:p text:style-name="P11"><text:span text:style-name="T21"/></text:p>
      <text:p text:style-name="P11"><text:span text:style-name="T21"/></text:p>
      <text:p text:style-name="P11">5 tahapan design thinking </text:p>
      <text:p text:style-name="P11"/>
      <text:p text:style-name="P7">ada banyak sekali variasi terkait proses atau tahapan dalam melakukan design thinking. Salah satunya paling popular adalah proses 5 tahap yang dikembangkan oleh standford university d.school. </text:p>
      <text:p text:style-name="P7"/>
      <text:p text:style-name="P7">5 tahap dalam proses tersebut adalah empathize, define, ideate, prototype, dan testing.</text:p>
      <text:p text:style-name="P7"/>
      <text:p text:style-name="P7">Mempratekkan kelima tahapan ini akan membantu kita untuk mengaplikasikan kreativitas dalam menyelesaikan permasalahan real secara efektif.</text:p>
      <text:p text:style-name="P7"/>
      <text:p text:style-name="P8">Mari kita bahas tahapan-tahapan ny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09:32:51.963006799</meta:creation-date>
    <dc:date>2022-03-28T12:00:27.214146147</dc:date>
    <meta:editing-duration>PT17H10M17S</meta:editing-duration>
    <meta:editing-cycles>140</meta:editing-cycles>
    <meta:generator>LibreOffice/7.2.6.2$Linux_X86_64 LibreOffice_project/20$Build-2</meta:generator>
    <meta:document-statistic meta:table-count="0" meta:image-count="0" meta:object-count="0" meta:page-count="4" meta:paragraph-count="47" meta:word-count="1160" meta:character-count="8374" meta:non-whitespace-character-count="7244"/>
  </office:meta>
</office:document-meta>
</file>